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azirmatn" svg:font-family="Vazirmatn"/>
    <style:font-face style:name="Vazirmatn1" svg:font-family="Vazirmat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Noto Naskh Arabic" fo:font-size="12pt" fo:letter-spacing="normal" officeooo:paragraph-rsid="001fd248" style:font-size-asian="12pt" style:font-name-complex="Noto Naskh Arabic" style:font-size-complex="12pt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Noto Naskh Arabic" fo:font-size="12pt" fo:letter-spacing="normal" style:font-size-asian="12pt" style:font-name-complex="Noto Naskh Arabic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Noto Naskh Arabic" fo:font-size="12pt" fo:letter-spacing="normal" officeooo:paragraph-rsid="00205565" style:font-size-asian="12pt" style:font-name-complex="Noto Naskh Arabic" style:font-size-complex="12pt"/>
    </style:style>
    <style:style style:name="T1" style:family="text">
      <style:text-properties style:font-name="S hne" fo:font-style="normal" fo:font-weight="normal"/>
    </style:style>
    <style:style style:name="T2" style:family="text">
      <style:text-properties style:font-name="S hne" fo:font-style="normal" fo:font-weight="normal" style:font-name-complex="S hne" style:font-style-complex="normal" style:font-weight-complex="normal"/>
    </style:style>
    <style:style style:name="T3" style:family="text">
      <style:text-properties style:font-name="S hne" fo:font-style="normal" fo:font-weight="normal" officeooo:rsid="001fd248" style:font-name-complex="S hne" style:font-style-complex="normal" style:font-weight-complex="normal"/>
    </style:style>
    <style:style style:name="T4" style:family="text">
      <style:text-properties style:font-name="S hne" fo:font-style="normal" fo:font-weight="normal" officeooo:rsid="00205565" style:font-name-complex="S hne" style:font-style-complex="normal" style:font-weight-complex="normal"/>
    </style:style>
    <style:style style:name="T5" style:family="text">
      <style:text-properties style:font-name="S hne" fo:font-style="normal" fo:font-weight="normal" officeooo:rsid="001fd248"/>
    </style:style>
    <style:style style:name="T6" style:family="text">
      <style:text-properties style:font-name="S hne" fo:font-style="normal" fo:font-weight="normal" officeooo:rsid="00205565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officeooo:rsid="001fd248"/>
    </style:style>
    <style:style style:name="T9" style:family="text">
      <style:text-properties fo:font-style="normal" fo:font-weight="normal" style:font-style-complex="normal" style:font-weight-complex="normal"/>
    </style:style>
    <style:style style:name="T10" style:family="text">
      <style:text-properties fo:font-style="normal" fo:font-weight="normal" officeooo:rsid="001fd248" style:font-style-complex="normal" style:font-weight-complex="normal"/>
    </style:style>
    <style:style style:name="T11" style:family="text">
      <style:text-properties fo:font-style="normal" fo:font-weight="normal" officeooo:rsid="00205565" style:font-style-complex="normal" style:font-weight-complex="normal"/>
    </style:style>
    <style:style style:name="T12" style:family="text">
      <style:text-properties fo:font-style="normal" fo:font-weight="normal" officeooo:rsid="00205565"/>
    </style:style>
    <style:style style:name="T13" style:family="text">
      <style:text-properties style:font-name-complex="S hne" style:font-style-complex="normal" style:font-weight-complex="normal"/>
    </style:style>
    <style:style style:name="T14" style:family="text">
      <style:text-properties officeooo:rsid="001fd248" style:font-name-complex="S hne" style:font-style-complex="normal" style:font-weight-complex="normal"/>
    </style:style>
    <style:style style:name="T15" style:family="text">
      <style:text-properties style:font-style-complex="normal" style:font-weight-complex="normal"/>
    </style:style>
    <style:style style:name="T16" style:family="text">
      <style:text-properties officeooo:rsid="001fd248" style:font-style-complex="normal" style:font-weight-complex="normal"/>
    </style:style>
    <style:style style:name="T17" style:family="text">
      <style:text-properties officeooo:rsid="0023eb6a" style:font-style-complex="normal" style:font-weight-complex="normal"/>
    </style:style>
    <style:style style:name="T18" style:family="text">
      <style:text-properties officeooo:rsid="00205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فیلم با صحنه</text:span><text:span text:style-name="T16"> </text:span><text:span text:style-name="T15">ی <text:s/>یادبودی باز میشه که توی اون </text:span><text:span text:style-name="T16">ا</text:span><text:span text:style-name="T15">د با دخترش وانیا توی یه ماشین توی یه ترافیک <text:s/>گیر </text:span><text:span text:style-name="T16">می افت</text:span><text:span text:style-name="T17">ادن</text:span><text:span text:style-name="T7">.</text:span></text:p>
      <text:p text:style-name="P1"><text:span text:style-name="T7"><text:s/></text:span><text:span text:style-name="T15">وقتی که دشمن</text:span><text:span text:style-name="T17">ا</text:span><text:span text:style-name="T15"> نزدیک می شن مردم </text:span><text:span text:style-name="T16">عادی</text:span><text:span text:style-name="T15"> مورد حمله قرار می گیرن و اون دو </text:span><text:span text:style-name="T16">تا</text:span><text:span text:style-name="T15"> از ماشین خارج می شن</text:span><text:span text:style-name="T7">. </text:span><text:span text:style-name="T15">چند سال بعد اده که الان یه سرباز</text:span><text:span text:style-name="T16">ه</text:span><text:span text:style-name="T15"> از قطار پیاده میشه</text:span><text:span text:style-name="T7">. </text:span><text:span text:style-name="T15">یه ستوان اون رو به پایگاه می بره و اون رو توی اونجا رها می کنه</text:span><text:span text:style-name="T7">.</text:span><text:span text:style-name="T8">به</text:span><text:span text:style-name="T7"> </text:span><text:span text:style-name="T15">اده </text:span><text:span text:style-name="T16">توسط</text:span><text:span text:style-name="T15"> پناهجویان حمله میشه ولی موفق به مقابله با اونا و فرار میشه</text:span><text:span text:style-name="T7">. </text:span><text:span text:style-name="T15">وقتی که به پایگاه می رسه واسه ی بررسی با سرهنگ رعد ملاقات می کنه و با سربازان دیگه که واسه ی این مأموریت ویژه استخدام شدن که از کریمی مالیک گرانویک و کاپیتان فورسبرگ آشنا میشه</text:span><text:span text:style-name="T7">. </text:span></text:p>
      <text:p text:style-name="P2"><text:span text:style-name="T9">سرهنگ توضیح میده که تیم باید با اسکیت روی یخ‌ </text:span><text:span text:style-name="T10">ه</text:span><text:span text:style-name="T9">ای پوشیده از جزایر استکهلم عبور کنه و چندین بشکه مواد شیمیا</text:span><text:span text:style-name="T10">ی</text:span><text:span text:style-name="T9">یی رو به پایگاه تحقیقاتی به اسم اودو تحویل بده که باعث پیروزی توی جنگ میشه</text:span><text:span text:style-name="T7">. </text:span><text:span text:style-name="T9">تیم باید روی یخ حرکت کنه چون اون قدر نازک</text:span><text:span text:style-name="T10">ه</text:span><text:span text:style-name="T9"> که واسه ی وسایل نقلیه مناسب نیست</text:span><text:span text:style-name="T7">. </text:span><text:span text:style-name="T9">اده متوجه میشه که این به نظر مأمور </text:span><text:span text:style-name="T10">خودکشی</text:span><text:span text:style-name="T9"> میاد ولی یه دلیلی واسه ی امتحان کردن اون داره</text:span><text:span text:style-name="T7">: </text:span><text:span text:style-name="T9">فرصتی واسه ی دوباره دیدن با وانیا که توی یه اردوگاه پناهندگان پیدا شده</text:span><text:span text:style-name="T7">. </text:span><text:span text:style-name="T9">تیم روز بعد از حمله به پایگاه حرکت می کنه و لوئیتنانت نیلوند که قبلاً اِده رو رها کرده بود به اونا میپیونده</text:span><text:span text:style-name="T7">. </text:span><text:span text:style-name="T9">قبل از این که واسه ی م</text:span><text:span text:style-name="T10">ا</text:span><text:span text:style-name="T9">موریت به خوبی آموزش داده شن فورسبرگ از یخ نازک فرو میره و غرق میشه</text:span><text:span text:style-name="T7">. </text:span><text:span text:style-name="T9">اِده به دنبال اون وارد آب میشه و دو بسته از کیف فورسبرگ رو نجات میده ولی جسد اون رو پشت سر میگذاره</text:span><text:span text:style-name="T7">. </text:span><text:span text:style-name="T9">گروه اده رو به یه خونه روی خشکی می بره جایی که اونا و خودشون رو با یه شعله‌ی آتش گرم می کنن و نیلوند به عنوان فرمانده جدید اون</text:span><text:span text:style-name="T10">ا</text:span><text:span text:style-name="T9"> </text:span><text:span text:style-name="T10">ان</text:span><text:span text:style-name="T9">تخاب میشه</text:span><text:span text:style-name="T7">. </text:span><text:span text:style-name="T9">این </text:span><text:span text:style-name="T10">ا</text:span><text:span text:style-name="T9">نتخاب با انتقادات اده همراه </text:span><text:span text:style-name="T10">میشه</text:span><text:span text:style-name="T9"> که شک می‌ کرد که جای کی رو که توی این مأموریت با نیلوند جایگزین شده بود گرفته. چون اون جایگزینی توی لحظه </text:span><text:span text:style-name="T10">ا</text:span><text:span text:style-name="T9">خر واسه ی شخصی ناشناس بود</text:span><text:span text:style-name="T7">.<text:line-break/></text:span><text:span text:style-name="T9">صبح روز بعد اده صدای چرخا رو می شنوه و متوجه میشه که کریمی توی حال استفاده از رادیو </text:span><text:span text:style-name="T10">عه</text:span><text:span text:style-name="T7">. </text:span><text:span text:style-name="T9">هلیکوپتر یه موشک رو به سمت خونه پرتاب می کنه و تیم از اونجا فرار می کنه. این موضوع باعث </text:span><text:span text:style-name="T10">شک</text:span><text:span text:style-name="T9"> به خیانت کریمی میشه</text:span><text:span text:style-name="T7">. </text:span><text:span text:style-name="T9">اون ادعا می کنه که به دوست دخترش یه اپراتور رادیویی توی پایگاه </text:span><text:span text:style-name="T7">F28</text:span><text:span text:style-name="T9"> تماس گرفته بود که توی حالی که کریمی توی راه رسیدن به اون بود مورد حمله قرار گرفته بود</text:span><text:span text:style-name="T7">.</text:span></text:p>
      <text:p text:style-name="P1"><text:span text:style-name="T9">بعد از اون گروه. سختی رو توی سفر از طریق زمین و پیاده‌روی به دلیل ضخامت کم یخ داره و </text:span><text:span text:style-name="T10">توی</text:span><text:span text:style-name="T9"> یه خونه به زوج پیری برخورد می کنن که توی <text:s/>فرار از جنگ توی خونه خودشون پنهان شدن</text:span><text:span text:style-name="T7">. </text:span><text:span text:style-name="T9">هنگامی که اونا دارن غذا می خورن. اد با دیدن یه پیستول <text:s/>زیر میز به آرامی با مرد</text:span><text:span text:style-name="T10">م ا</text:span><text:span text:style-name="T9">ونا </text:span><text:span text:style-name="T10">برای صلح</text:span><text:span text:style-name="T9"> التماس می کنه</text:span><text:span text:style-name="T7">. </text:span><text:span text:style-name="T9">با این وضع اون شلیک می کنه و سربازان به پاسخ </text:span><text:span text:style-name="T10">میدهند و درگیری شروع میشه</text:span><text:span text:style-name="T9"> که باعث مرگ کریمی و زوج </text:span><text:span text:style-name="T10">پیر</text:span><text:span text:style-name="T9"> میشه</text:span><text:span text:style-name="T7">. </text:span><text:span text:style-name="T9">مالک که زخمی شده شدت </text:span><text:span text:style-name="T10">خون ریزی</text:span><text:span text:style-name="T9"> خودشون رو کم می کنه</text:span><text:span text:style-name="T7">. </text:span><text:span text:style-name="T9">توی حالی که اونا توی حال آماده شدن واسه ی حرکت هستن صدایی که </text:span><text:span text:style-name="T10">میگه</text:span><text:span text:style-name="T9"> دوست دختر کریمی توی پایگاه </text:span><text:span text:style-name="T7">F28 </text:span><text:span text:style-name="T9">است و میخواد با اون صحبت کنه توی </text:span><text:span text:style-name="T10">بی سیم</text:span><text:span text:style-name="T9"> </text:span><text:span text:style-name="T10">صحبت میکنه</text:span><text:span text:style-name="T7">. او</text:span><text:span text:style-name="T8">ن</text:span><text:span text:style-name="T9">ا <text:s/>به اون پاسخ میدن و <text:s/></text:span><text:span text:style-name="T10">آخر</text:span><text:span text:style-name="T9"> ارتباط رو قطع می کنن</text:span><text:span text:style-name="T7">.</text:span></text:p>
      <text:p text:style-name="P3"><text:span text:style-name="T9">توی حین استراحت توی کشتی‌ ای که اونا توی یخ گیر کرده بودن <text:s/>بسته‌ها رو باز </text:span><text:span text:style-name="T10">میکنن</text:span><text:span text:style-name="T9"> که </text:span><text:span text:style-name="T10">داخلشون</text:span><text:span text:style-name="T9"> بطری‌ </text:span><text:span text:style-name="T10">ی</text:span><text:span text:style-name="T9">ایی با </text:span><text:span text:style-name="T10">علامت</text:span><text:span text:style-name="T9"> خطر زیست محیطی بودن که نشون میده ممکن </text:span><text:span text:style-name="T10">عه </text:span><text:span text:style-name="T9"><text:s/>این یه نوع سلاح زیستی باشه</text:span><text:span text:style-name="T7">. </text:span><text:span text:style-name="T9">این موضوع باعث به وجود اومدن </text:span><text:span text:style-name="T11">عذاب</text:span><text:span text:style-name="T9"> وجدان توی <text:s/>تیم </text:span><text:span text:style-name="T11">میشه</text:span><text:span text:style-name="T7">. </text:span><text:span text:style-name="T9">وقتی که مالیک به آرامی از <text:s/></text:span><text:span text:style-name="T11">زخم شدید</text:span><text:span text:style-name="T9"> </text:span><text:span text:style-name="T11">می میره. </text:span><text:span text:style-name="T9"><text:s/>اون </text:span><text:span text:style-name="T11">میگه</text:span><text:span text:style-name="T9"> که این ویروس پایان جنگ </text:span><text:span text:style-name="T11">نیست</text:span><text:span text:style-name="T9"> بلکه پایان همه چیز</text:span><text:span text:style-name="T11">ه</text:span><text:span text:style-name="T7">. </text:span><text:span text:style-name="T9">اون به خودش شلیک می کنه</text:span><text:span text:style-name="T7">.<text:line-break/></text:span><text:span text:style-name="T9">بعد از دیدن نورا روی یخ که ممکن </text:span><text:span text:style-name="T11">عه</text:span><text:span text:style-name="T9"> نیرو </text:span><text:span text:style-name="T11">ع</text:span><text:span text:style-name="T9">ای دشمن باشن اد </text:span><text:span text:style-name="T11">فقط</text:span><text:span text:style-name="T9"> با ویال‌ها به ماموریت خودشون ادامه میده</text:span><text:span text:style-name="T7">. </text:span><text:span text:style-name="T9">اون با یخ نازک و خطرناک روبرو میشه و سعی می کنه از روی اون اسکیت کنه اما اون شکسته</text:span><text:span text:style-name="T11"> میشه </text:span><text:span text:style-name="T9"><text:s/>و اون رو به تنهایی </text:span><text:span text:style-name="T11">ول</text:span><text:span text:style-name="T9"> </text:span><text:soft-page-break/><text:span text:style-name="T9">می کنه</text:span><text:span text:style-name="T7">. </text:span><text:span text:style-name="T9">گرانویک و نیلوند با یه طناب اون رو نجات میدن و بعد از اون سه نفر تلاش می کنن که روی یخ عبور کنن</text:span><text:span text:style-name="T7">. </text:span><text:span text:style-name="T9">گرانویک یه تفنگ کلیشه‌ای رو توی یه پرچین </text:span><text:span text:style-name="T11">به یه </text:span><text:span text:style-name="T9"><text:s/>تک‌تیرانداز که به یخ </text:span><text:span text:style-name="T11">تیر می ندازه</text:span><text:span text:style-name="T9"> شلیک می کنه و بعد از اون سه نفر به همراه دوستان</text:span><text:span text:style-name="T11">ون</text:span><text:span text:style-name="T9"> که از سرما خسته شدن مواجه می شن</text:span><text:span text:style-name="T7">. </text:span><text:span text:style-name="T9">گرانویک تجربیاتی از این که چرا توی ارتش ثبت نام کرده‌ رو تعریف می کنه</text:span><text:span text:style-name="T7">: </text:span><text:span text:style-name="T9">بعد از این که به وسیله دشمن به یه گورستون جمعی فرماندهی شد </text:span><text:span text:style-name="T11">که رفیق بچه گیش</text:span><text:span text:style-name="T9"> </text:span><text:span text:style-name="T11">همراهش بود</text:span><text:span text:style-name="T7">. </text:span><text:span text:style-name="T9">توی این گورستون دوستش تیر خورده و اون خودش توی گور</text:span><text:span text:style-name="T11">ه</text:span><text:span text:style-name="T9">ای پشت سر دوستش سقوط کرد</text:span><text:span text:style-name="T7">. </text:span><text:span text:style-name="T9">اون مجبور بود زیر توده </text:span><text:span text:style-name="T11">جنازه ها</text:span><text:span text:style-name="T9"> </text:span><text:span text:style-name="T11">قایم بشود</text:span><text:span text:style-name="T9"> تا بتواند زنده بماند و </text:span><text:span text:style-name="T11">دید که</text:span><text:span text:style-name="T9"> </text:span><text:span text:style-name="T11">موش ها جسد دوستش رو میخوردن</text:span><text:span text:style-name="T7">. </text:span><text:span text:style-name="T9">به همین دلیل اون هم </text:span><text:span text:style-name="T11">سریع و جنگی</text:span><text:span text:style-name="T9"> توی ارتش ثبت نام کرد</text:span><text:span text:style-name="T7">.<text:line-break/></text:span><text:span text:style-name="T9">صبح روز بعد وقتی که اد به یاد خاطرات دخترش بیدار میشه متوجه میشه که نیلوند با کپسول‌ها فرار کرده</text:span><text:span text:style-name="T7">. </text:span><text:span text:style-name="T9">اون و گرانویک </text:span><text:span text:style-name="T11">با</text:span><text:span text:style-name="T9"> گروهی از سرباز</text:span><text:span text:style-name="T11">ای</text:span><text:span text:style-name="T9"> دشمن </text:span><text:span text:style-name="T11">مورد</text:span><text:span text:style-name="T9"> حمله </text:span><text:span text:style-name="T11">قرار میگیرن</text:span><text:span text:style-name="T7">. </text:span><text:span text:style-name="T9">هر دو نفر اونا رو می کشن ولی اد </text:span><text:span text:style-name="T11">تیر میخوره</text:span><text:span text:style-name="T9"> و گرانویک کشته میشه</text:span><text:span text:style-name="T7">. </text:span><text:span text:style-name="T9">اد سفر خودشون رو روی یخ ادامه میده و نیلوند رو که الان قصد نابودی کپسولا رو داره <text:s/>دنبال می کنه</text:span><text:span text:style-name="T7">. </text:span><text:span text:style-name="T9">وقتی که اون از متوقف کردنش</text:span><text:span text:style-name="T11"> ناراحت میشه</text:span><text:span text:style-name="T9"> شروع به شلیک به یکدیگر می کنن</text:span><text:span text:style-name="T7">. </text:span><text:span text:style-name="T9">اد با تفنگ تک‌تیراندازی به اون شلیک می کنه و اون رو زخمی می کنه و کپسولا رو به دست میاره</text:span><text:span text:style-name="T7">. </text:span><text:span text:style-name="T9">اون نیلوند رو روی یخ </text:span><text:span text:style-name="T11">ول</text:span><text:span text:style-name="T9"> می کنه ولی </text:span><text:span text:style-name="T11">خیلی زود</text:span><text:span text:style-name="T9"> </text:span><text:span text:style-name="T11">عکسایی</text:span><text:span text:style-name="T9"> از مالیک و فورسبرگ رو می بینن و توی این حالت </text:span><text:span text:style-name="T11">توی</text:span><text:span text:style-name="T9"> یخ فرو میره. توی </text:span><text:span text:style-name="T11">این</text:span><text:span text:style-name="T9"> حال <text:s/>چند سرباز واسه ی اون با اسب به سمتش حرکت می کنن</text:span><text:span text:style-name="T7">.</text:span></text:p>
      <text:p text:style-name="P2"><text:span text:style-name="T9">بعد از بیدار شدن توی بیمارستان اد با یخ زدگی </text:span><text:span text:style-name="T11">تو بدنش</text:span><text:span text:style-name="T9"> </text:span><text:span text:style-name="T11">طرف میشه</text:span><text:span text:style-name="T7">. </text:span><text:span text:style-name="T9">اون متوجه میشه که به هدفش</text:span><text:span text:style-name="T11"> که </text:span><text:span text:style-name="T9"><text:s/>پایگاه نظامی</text:span><text:span text:style-name="T11">ه</text:span><text:span text:style-name="T9"> رسیده</text:span><text:span text:style-name="T7">. </text:span><text:span text:style-name="T9">اد به خاطر موفقیت توی عملیات <text:s/>فرمانده پایگاه نورد </text:span><text:span text:style-name="T11">بش </text:span><text:span text:style-name="T9">تبریک </text:span><text:span text:style-name="T11">میگه.</text:span><text:span text:style-name="T9"> مدالایی </text:span><text:span text:style-name="T11">که</text:span><text:span text:style-name="T9"> به اون </text:span><text:span text:style-name="T11">داده</text:span><text:span text:style-name="T9"> </text:span><text:span text:style-name="T11">میشه</text:span><text:span text:style-name="T9"> و به رتبه یگانداری دوم ارتقا پیدا </text:span><text:span text:style-name="T11">میکنه</text:span><text:span text:style-name="T7">. </text:span><text:span text:style-name="T9">نیلاند زخمی با سربازان دیگه تماشا می کنه</text:span><text:span text:style-name="T7">. </text:span><text:span text:style-name="T9">اون از فرمانده پایگاه میخواد دخترش رو ببینه ولی به اون گفته میشه که این کار </text:span><text:span text:style-name="T11">فقط</text:span><text:span text:style-name="T9"> یه حیله بوده تا اون رو به اون ماموریت ترغیب کنن</text:span><text:span text:style-name="T7">. </text:span><text:span text:style-name="T9">اد بعد از شنیدن این حرفا به فرمانده حمله می کنه ولی نیلاند </text:span><text:span text:style-name="T11">جلوی اون رو میگیره اونو بغل میکنه</text:span><text:span text:style-name="T9"> </text:span><text:span text:style-name="T11">و اد شروع به گریه کردن میکنه.</text:span></text:p>
      <text:p text:style-name="P2"><text:span text:style-name="T9">اد تصمیم میگیره کپسولا رو نابود کنه و نیلوند رو متقاعد می کنه که</text:span><text:span text:style-name="T11"> نهایت</text:span><text:span text:style-name="T9"> تلاش</text:span><text:span text:style-name="T11">ش</text:span><text:span text:style-name="T9"> رو واسه ی دفع اونا بکنه</text:span><text:span text:style-name="T7">. اونا</text:span><text:span text:style-name="T9"> به آزمایشگاهی که ویروس در اون نگهداری میشه میرن</text:span><text:span text:style-name="T7">. </text:span><text:span text:style-name="T9">بعد از اجبار یه دانشمند واسه ی تحویل کپسولا با فعال کردن آژیر </text:span><text:span text:style-name="T11">خطر</text:span><text:span text:style-name="T9"> و توی لباس</text:span><text:span text:style-name="T11">ای </text:span><text:span text:style-name="T9">حفاظتی داخل جمعیت فرار می کنن</text:span><text:span text:style-name="T7">.</text:span></text:p>
      <text:p text:style-name="P3"><text:span text:style-name="T12">اد توی هلکوپتر به نیلوند میگه که جایی واسه فرار پیدا کنن. نورد سعی میکنه اد رو با فکر به دخترش از کار منصرف کنه اما اد کار خودش رو میکنه و بمب رو منفجر میکنه. <text:s/></text:span>بعد از <text:span text:style-name="T18">سقوطشون</text:span> <text:s/>توی دریا اِد مرده با دختر مرده <text:span text:style-name="T18">ش</text:span> زیر آب <text:span text:style-name="T18">همدیگرو بغل میکنن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azirmatn" svg:font-family="Vazirmatn"/>
    <style:font-face style:name="Vazirmatn1" svg:font-family="Vazirmat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3:18:48.089489506</meta:creation-date>
    <dc:date>2023-03-12T17:08:01.014089717</dc:date>
    <meta:editing-duration>PT3H49M13S</meta:editing-duration>
    <meta:editing-cycles>6</meta:editing-cycles>
    <meta:generator>LibreOffice/7.4.5.1$Linux_X86_64 LibreOffice_project/40$Build-1</meta:generator>
    <meta:document-statistic meta:table-count="0" meta:image-count="0" meta:object-count="0" meta:page-count="2" meta:paragraph-count="8" meta:word-count="1208" meta:character-count="5499" meta:non-whitespace-character-count="4278"/>
  </office:meta>
</office:document-meta>
</file>